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17776d"/>
    </style:style>
    <style:style style:name="T3" style:family="text">
      <style:text-properties officeooo:rsid="001777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MPSC250 Assignment Information Sheet</text:p>
      <text:p text:style-name="P3">You must submit an information sheet with every assignment.</text:p>
      <text:p text:style-name="P2"><text:span text:style-name="T1">Name:___</text:span><text:span text:style-name="T2">Gary Miller</text:span><text:span text:style-name="T1">___________________________ Assignment #:</text:span> <text:span text:style-name="T1">___</text:span><text:span text:style-name="T2">Lab 8</text:span><text:span text:style-name="T1">___</text:span></text:p>
      <text:p text:style-name="P2"><text:span text:style-name="T1">Program Due Date:</text:span> <text:span text:style-name="T1">____</text:span><text:span text:style-name="T2">4-25-16</text:span><text:span text:style-name="T1">___________________</text:span></text:p>
      <text:p text:style-name="P2"><text:span text:style-name="T1">Handed in Date:</text:span> <text:span text:style-name="T1">______</text:span><text:span text:style-name="T2">4-25-16</text:span><text:span text:style-name="T1">_________________ </text:span></text:p>
      <text:p text:style-name="P3">Source code file name(s):</text:p>
      <text:p text:style-name="P3">___<text:span text:style-name="T3">Lab8Graphs.java</text:span>______________________________________________</text:p>
      <text:p text:style-name="P3">________________________________________________________________</text:p>
      <text:p text:style-name="P3">Compiled (.jar or .class) file name(s): ________________________</text:p>
      <text:p text:style-name="P3">_______<text:span text:style-name="T3">Lab8Graphs.class</text:span>__________________________________________</text:p>
      <text:p text:style-name="P3">________________________________________________________________</text:p>
      <text:p text:style-name="P2"><text:span text:style-name="T1">Does your program compile without error?:</text:span> <text:span text:style-name="T1">_____</text:span><text:span text:style-name="T2">yes</text:span><text:span text:style-name="T1">________ </text:span></text:p>
      <text:p text:style-name="P3">If not, what is/are the error(s)?:</text:p>
      <text:p text:style-name="P3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1">_____</text:span><text:span text:style-name="T2">yes</text:span><text:span text:style-name="T1">________ </text:span></text:p>
      <text:p text:style-name="P3">If not, what is/are the error(s) and which parts of your program run correctly?:</text:p>
      <text:p text:style-name="P3">________________________________________________________________</text:p>
      <text:p text:style-name="P3">________________________________________________________________</text:p>
      <text:p text:style-name="P4">________________________________________________________________</text:p>
      <text:p text:style-name="P4">________________________________________________________________</text:p>
      <text:p text:style-name="P3">Additional comments (including problems and extra credit):</text:p>
      <text:p text:style-name="P4">____<text:span text:style-name="T3">N/A</text:span>____________________________________________________________</text:p>
      <text:p text:style-name="P4">________________________________________________________________</text:p>
      <text:p text:style-name="P6">________________________________________________________________</text:p>
      <text:p text:style-name="P6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0:36:10.896980187</meta:creation-date>
    <meta:print-date>2016-04-25T20:38:12.779148021</meta:print-date>
    <dc:date>2016-04-25T20:38:33.368157514</dc:date>
    <meta:editing-duration>P0D</meta:editing-duration>
    <meta:editing-cycles>1</meta:editing-cycles>
    <meta:document-statistic meta:table-count="0" meta:image-count="0" meta:object-count="0" meta:page-count="1" meta:paragraph-count="27" meta:word-count="94" meta:character-count="1602" meta:non-whitespace-character-count="1532"/>
    <meta:generator>LibreOffice/4.2.8.2$Linux_X86_64 LibreOffice_project/420m0$Build-2</meta:generator>
  </office:meta>
</office:document-meta>
</file>